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9B000001350C6B2F59.svm" manifest:media-type=""/>
  <manifest:file-entry manifest:full-path="Pictures/20000001000001B00000017570003752.svm" manifest:media-type=""/>
  <manifest:file-entry manifest:full-path="Pictures/20000001000001F30000016466353F03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363000001074D94C047.svm" manifest:media-type=""/>
  <manifest:file-entry manifest:full-path="Pictures/20000001000001C500000131B8384A20.svm" manifest:media-type=""/>
  <manifest:file-entry manifest:full-path="Pictures/20000001000002690000013145689BC3.svm" manifest:media-type=""/>
  <manifest:file-entry manifest:full-path="Pictures/20000001000001570000012D05F98AF2.svm" manifest:media-type=""/>
  <manifest:file-entry manifest:full-path="Pictures/20000001000001B800000135E6548138.svm" manifest:media-type=""/>
  <manifest:file-entry manifest:full-path="Pictures/20000001000001DA000001292337D8EF.svm" manifest:media-type=""/>
  <manifest:file-entry manifest:full-path="Pictures/20000001000000FA000000D8AB97C17A.svm" manifest:media-type=""/>
  <manifest:file-entry manifest:full-path="Pictures/20000001000001D100000129A37F3893.svm" manifest:media-type=""/>
  <manifest:file-entry manifest:full-path="Pictures/2000000100000124000000D8A19DD694.svm" manifest:media-type=""/>
  <manifest:file-entry manifest:full-path="Pictures/200000010000020D000001642F8758DC.svm" manifest:media-type=""/>
  <manifest:file-entry manifest:full-path="Pictures/20000002000003F8000001328485EDA1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{g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1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26cm" svg:height="3.327cm" svg:x="0.908cm" svg:y="0.547cm">
          <draw:image xlink:href="Pictures/20000002000003F8000001328485EDA1.eps" xlink:type="simple" xlink:show="embed" xlink:actuate="onLoad">
            <text:p/>
          </draw:image>
        </draw:frame>
        <draw:custom-shape draw:style-name="gr2" draw:text-style-name="P1" draw:layer="layout" svg:width="3.354cm" svg:height="3.435cm" svg:x="0.331cm" svg:y="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69cm" svg:height="0.916cm" svg:x="8.347cm" svg:y="0.34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7.101cm" svg:y="0.32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299cm" svg:height="0.258cm" svg:x="0.602cm" svg:y="1.609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1cm" svg:height="0.36cm" svg:x="1.448cm" svg:y="0.803cm">
          <draw:image xlink:href="Pictures/20000001000001570000012D05F98AF2.svm" xlink:type="simple" xlink:show="embed" xlink:actuate="onLoad">
            <text:p/>
          </draw:image>
        </draw:frame>
        <draw:frame draw:style-name="gr6" draw:text-style-name="P1" draw:layer="layout" svg:width="0.456cm" svg:height="0.355cm" svg:x="1.58cm" svg:y="1.978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2.431cm" svg:y="1.978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598cm" svg:height="0.426cm" svg:x="4.574cm" svg:y="2.358cm">
          <draw:image xlink:href="Pictures/20000001000001F30000016466353F03.svm" xlink:type="simple" xlink:show="embed" xlink:actuate="onLoad">
            <text:p/>
          </draw:image>
        </draw:frame>
        <draw:frame draw:style-name="gr9" draw:text-style-name="P1" draw:layer="layout" svg:width="0.629cm" svg:height="0.426cm" svg:x="4.667cm" svg:y="0.584cm">
          <draw:image xlink:href="Pictures/200000010000020D000001642F8758DC.svm" xlink:type="simple" xlink:show="embed" xlink:actuate="onLoad">
            <text:p/>
          </draw:image>
        </draw:frame>
        <draw:frame draw:style-name="gr10" draw:text-style-name="P1" draw:layer="layout" svg:width="0.568cm" svg:height="0.355cm" svg:x="5.939cm" svg:y="1.657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349cm" svg:height="0.258cm" svg:x="6.621cm" svg:y="0.944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446cm" svg:x="7.213cm" svg:y="1.566cm">
          <draw:image xlink:href="Pictures/20000001000001B00000017570003752.svm" xlink:type="simple" xlink:show="embed" xlink:actuate="onLoad">
            <text:p/>
          </draw:image>
        </draw:frame>
        <draw:frame draw:style-name="gr4" draw:text-style-name="P1" draw:layer="layout" svg:width="0.299cm" svg:height="0.258cm" svg:x="7.676cm" svg:y="2.821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1cm" svg:height="0.36cm" svg:x="8.255cm" svg:y="1.8cm">
          <draw:image xlink:href="Pictures/20000001000001570000012D05F98AF2.svm" xlink:type="simple" xlink:show="embed" xlink:actuate="onLoad">
            <text:p/>
          </draw:image>
        </draw:frame>
        <draw:frame draw:style-name="gr13" draw:text-style-name="P1" draw:layer="layout" svg:width="0.527cm" svg:height="0.37cm" svg:x="9.069cm" svg:y="1.747cm">
          <draw:image xlink:href="Pictures/20000001000001B800000135E6548138.svm" xlink:type="simple" xlink:show="embed" xlink:actuate="onLoad">
            <text:p/>
          </draw:image>
        </draw:frame>
        <draw:frame draw:style-name="gr7" draw:text-style-name="P1" draw:layer="layout" svg:width="0.446cm" svg:height="0.355cm" svg:x="9.277cm" svg:y="1.18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739cm" svg:height="0.365cm" svg:x="9.826cm" svg:y="0.3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9.277cm" svg:y="2.838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57cm" svg:height="0.355cm" svg:x="10cm" svg:y="3.594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492cm" svg:height="0.37cm" svg:x="11.149cm" svg:y="3.585cm">
          <draw:image xlink:href="Pictures/200000010000019B000001350C6B2F59.svm" xlink:type="simple" xlink:show="embed" xlink:actuate="onLoad">
            <text:p/>
          </draw:image>
        </draw:frame>
        <draw:frame draw:style-name="gr17" draw:text-style-name="P1" draw:layer="layout" svg:width="0.542cm" svg:height="0.365cm" svg:x="11.048cm" svg:y="2.093cm">
          <draw:image xlink:href="Pictures/20000001000001C500000131B8384A20.svm" xlink:type="simple" xlink:show="embed" xlink:actuate="onLoad">
            <text:p/>
          </draw:image>
        </draw:frame>
        <draw:frame draw:style-name="gr10" draw:text-style-name="P1" draw:layer="layout" svg:width="0.568cm" svg:height="0.355cm" svg:x="10.832cm" svg:y="1.18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349cm" svg:height="0.258cm" svg:x="11.821cm" svg:y="1.52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446cm" svg:x="12.139cm" svg:y="2.182cm">
          <draw:image xlink:href="Pictures/20000001000001B00000017570003752.svm" xlink:type="simple" xlink:show="embed" xlink:actuate="onLoad">
            <text:p/>
          </draw:image>
        </draw:frame>
        <draw:frame draw:style-name="gr18" draw:text-style-name="P1" draw:layer="layout" svg:width="0.953cm" svg:height="0.288cm" svg:x="4.591cm" svg:y="1.807cm">
          <draw:image xlink:href="Pictures/2000000100000363000001074D94C0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1:06:06</meta:creation-date>
    <meta:editing-duration>PT1H57M4S</meta:editing-duration>
    <meta:editing-cycles>19</meta:editing-cycles>
    <meta:generator>LibreOffice/4.2.8.2$Linux_x86 LibreOffice_project/420m0$Build-2</meta:generator>
    <dc:title>kkkFigures</dc:title>
    <meta:initial-creator>kkk </meta:initial-creator>
    <dc:date>2017-03-28T17:56:56.060962617</dc:date>
    <meta:document-statistic meta:object-count="26"/>
    <meta:template xlink:type="simple" xlink:actuate="onRequest" xlink:title="kkkFigures" xlink:href="../../../../.libreoffice/3/user/template/kkkFigures.otg" meta:date="2014-02-01T21:06:06"/>
  </office:meta>
</office:document-meta>
</file>